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-0.942cm" table:align="left"/>
    </style:style>
    <style:style style:name="Tableau2.A" style:family="table-column">
      <style:table-column-properties style:column-width="3.2cm"/>
    </style:style>
    <style:style style:name="Tableau2.B" style:family="table-column">
      <style:table-column-properties style:column-width="8.202cm"/>
    </style:style>
    <style:style style:name="Tableau2.C" style:family="table-column">
      <style:table-column-properties style:column-width="7.6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018cm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2.598cm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856cm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2.886cm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style:min-row-height="2.79cm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2.741cm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2.865cm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e40d52" officeooo:paragraph-rsid="0115a972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e40d52" officeooo:paragraph-rsid="01184eb9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e40d52" officeooo:paragraph-rsid="011ac750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19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20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21" style:family="paragraph" style:parent-style-name="Text_20_body">
      <style:text-properties fo:language="fr" fo:country="FR" officeooo:rsid="0109d352" officeooo:paragraph-rsid="01146d82" style:language-asian="zxx" style:country-asian="none" style:language-complex="zxx" style:country-complex="none"/>
    </style:style>
    <style:style style:name="P22" style:family="paragraph" style:parent-style-name="Text_20_body">
      <style:text-properties fo:language="fr" fo:country="FR" officeooo:rsid="0115693e" officeooo:paragraph-rsid="0115693e" style:language-asian="zxx" style:country-asian="none" style:language-complex="zxx" style:country-complex="none"/>
    </style:style>
    <style:style style:name="P23" style:family="paragraph" style:parent-style-name="Text_20_body">
      <style:text-properties fo:language="fr" fo:country="FR" officeooo:rsid="0115a972" officeooo:paragraph-rsid="0115a972" style:language-asian="zxx" style:country-asian="none" style:language-complex="zxx" style:country-complex="none"/>
    </style:style>
    <style:style style:name="P24" style:family="paragraph" style:parent-style-name="Text_20_body">
      <style:text-properties fo:language="fr" fo:country="FR" officeooo:paragraph-rsid="01184eb9" style:language-asian="zxx" style:country-asian="none" style:language-complex="zxx" style:country-complex="none"/>
    </style:style>
    <style:style style:name="P25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loext:opacity="0%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Text_20_body">
      <style:text-properties fo:font-style="italic" style:font-style-asian="italic" style:font-style-complex="italic"/>
    </style:style>
    <style:style style:name="P29" style:family="paragraph" style:parent-style-name="Text_20_body">
      <style:text-properties fo:font-style="italic" officeooo:rsid="0131ac15" officeooo:paragraph-rsid="0131ac15" style:font-style-asian="italic" style:font-style-complex="italic"/>
    </style:style>
    <style:style style:name="P30" style:family="paragraph" style:parent-style-name="Text_20_body">
      <style:text-properties officeooo:paragraph-rsid="00afb6c7"/>
    </style:style>
    <style:style style:name="P31" style:family="paragraph" style:parent-style-name="Text_20_body">
      <style:text-properties officeooo:rsid="00b08d05" officeooo:paragraph-rsid="00b08d05"/>
    </style:style>
    <style:style style:name="P32" style:family="paragraph" style:parent-style-name="Text_20_body">
      <style:text-properties officeooo:rsid="00b188dd" officeooo:paragraph-rsid="00b188dd"/>
    </style:style>
    <style:style style:name="P33" style:family="paragraph" style:parent-style-name="Text_20_body">
      <style:text-properties officeooo:rsid="00b35904" officeooo:paragraph-rsid="00b35904"/>
    </style:style>
    <style:style style:name="P34" style:family="paragraph" style:parent-style-name="Text_20_body">
      <style:text-properties officeooo:paragraph-rsid="00d4d50c"/>
    </style:style>
    <style:style style:name="P35" style:family="paragraph" style:parent-style-name="Text_20_body">
      <style:text-properties officeooo:rsid="00d4d50c" officeooo:paragraph-rsid="00d4d50c"/>
    </style:style>
    <style:style style:name="P36" style:family="paragraph" style:parent-style-name="Text_20_body">
      <style:text-properties officeooo:rsid="00e1e55b" officeooo:paragraph-rsid="00e1e55b"/>
    </style:style>
    <style:style style:name="P37" style:family="paragraph" style:parent-style-name="Text_20_body">
      <style:text-properties officeooo:paragraph-rsid="00c9ee0c"/>
    </style:style>
    <style:style style:name="P38" style:family="paragraph" style:parent-style-name="Text_20_body">
      <style:text-properties officeooo:paragraph-rsid="00eb2477"/>
    </style:style>
    <style:style style:name="P39" style:family="paragraph" style:parent-style-name="Text_20_body">
      <style:text-properties officeooo:rsid="00ef2880" officeooo:paragraph-rsid="00ef2880"/>
    </style:style>
    <style:style style:name="P40" style:family="paragraph" style:parent-style-name="Text_20_body">
      <style:text-properties officeooo:paragraph-rsid="00ef2880"/>
    </style:style>
    <style:style style:name="P41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42" style:family="paragraph" style:parent-style-name="Text_20_body">
      <style:text-properties officeooo:rsid="00f1967b" officeooo:paragraph-rsid="00f1967b"/>
    </style:style>
    <style:style style:name="P43" style:family="paragraph" style:parent-style-name="Text_20_body">
      <style:text-properties officeooo:paragraph-rsid="00f1967b"/>
    </style:style>
    <style:style style:name="P44" style:family="paragraph" style:parent-style-name="Text_20_body">
      <style:text-properties officeooo:rsid="00f3d120" officeooo:paragraph-rsid="00f3d120"/>
    </style:style>
    <style:style style:name="P45" style:family="paragraph" style:parent-style-name="Text_20_body">
      <style:text-properties officeooo:rsid="00f3d120" officeooo:paragraph-rsid="012618fb"/>
    </style:style>
    <style:style style:name="P46" style:family="paragraph" style:parent-style-name="Text_20_body">
      <style:text-properties officeooo:rsid="00ce84ed" officeooo:paragraph-rsid="00ce84ed"/>
    </style:style>
    <style:style style:name="P47" style:family="paragraph" style:parent-style-name="Text_20_body">
      <style:text-properties officeooo:rsid="00fe461d" officeooo:paragraph-rsid="00fe461d"/>
    </style:style>
    <style:style style:name="P48" style:family="paragraph" style:parent-style-name="Text_20_body">
      <style:text-properties officeooo:rsid="00efabdd" officeooo:paragraph-rsid="00efabdd"/>
    </style:style>
    <style:style style:name="P49" style:family="paragraph" style:parent-style-name="Text_20_body">
      <style:text-properties officeooo:rsid="00ff4998" officeooo:paragraph-rsid="010ce042"/>
    </style:style>
    <style:style style:name="P50" style:family="paragraph" style:parent-style-name="Text_20_body">
      <style:paragraph-properties fo:text-align="start" style:justify-single-word="false"/>
      <style:text-properties officeooo:rsid="00ff4998" officeooo:paragraph-rsid="0112bdc8"/>
    </style:style>
    <style:style style:name="P51" style:family="paragraph" style:parent-style-name="Text_20_body">
      <style:text-properties officeooo:rsid="00ff4998" officeooo:paragraph-rsid="012e6e5e"/>
    </style:style>
    <style:style style:name="P52" style:family="paragraph" style:parent-style-name="Text_20_body">
      <style:text-properties officeooo:rsid="00ff4998" officeooo:paragraph-rsid="00ff4998"/>
    </style:style>
    <style:style style:name="P53" style:family="paragraph" style:parent-style-name="Text_20_body">
      <style:text-properties officeooo:rsid="00ebe08e"/>
    </style:style>
    <style:style style:name="P54" style:family="paragraph" style:parent-style-name="Text_20_body">
      <style:text-properties officeooo:rsid="00ebe08e" officeooo:paragraph-rsid="010798c2"/>
    </style:style>
    <style:style style:name="P55" style:family="paragraph" style:parent-style-name="Text_20_body">
      <style:text-properties officeooo:rsid="010798c2" officeooo:paragraph-rsid="010798c2"/>
    </style:style>
    <style:style style:name="P56" style:family="paragraph" style:parent-style-name="Text_20_body">
      <style:text-properties officeooo:paragraph-rsid="010798c2"/>
    </style:style>
    <style:style style:name="P57" style:family="paragraph" style:parent-style-name="Text_20_body">
      <style:text-properties officeooo:rsid="01098178" officeooo:paragraph-rsid="01098178"/>
    </style:style>
    <style:style style:name="P58" style:family="paragraph" style:parent-style-name="Text_20_body">
      <style:text-properties officeooo:rsid="010ce042" officeooo:paragraph-rsid="010ce042"/>
    </style:style>
    <style:style style:name="P59" style:family="paragraph" style:parent-style-name="Text_20_body">
      <style:text-properties officeooo:rsid="010ced47" officeooo:paragraph-rsid="010ced47"/>
    </style:style>
    <style:style style:name="P60" style:family="paragraph" style:parent-style-name="Text_20_body">
      <style:text-properties officeooo:rsid="01117900" officeooo:paragraph-rsid="01117900"/>
    </style:style>
    <style:style style:name="P61" style:family="paragraph" style:parent-style-name="Text_20_body">
      <style:text-properties officeooo:rsid="011af0d8" officeooo:paragraph-rsid="011af0d8"/>
    </style:style>
    <style:style style:name="P62" style:family="paragraph" style:parent-style-name="Text_20_body">
      <style:text-properties officeooo:paragraph-rsid="011c1003"/>
    </style:style>
    <style:style style:name="P63" style:family="paragraph" style:parent-style-name="Text_20_body">
      <style:text-properties officeooo:paragraph-rsid="011cf769"/>
    </style:style>
    <style:style style:name="P64" style:family="paragraph" style:parent-style-name="Text_20_body">
      <style:text-properties officeooo:rsid="011e4408" officeooo:paragraph-rsid="011e4408"/>
    </style:style>
    <style:style style:name="P65" style:family="paragraph" style:parent-style-name="Text_20_body">
      <style:text-properties officeooo:rsid="011e4408" officeooo:paragraph-rsid="011f97ec"/>
    </style:style>
    <style:style style:name="P66" style:family="paragraph" style:parent-style-name="Text_20_body">
      <style:text-properties officeooo:rsid="0122f785" officeooo:paragraph-rsid="0122f785"/>
    </style:style>
    <style:style style:name="P67" style:family="paragraph" style:parent-style-name="Text_20_body">
      <style:text-properties officeooo:rsid="012618fb" officeooo:paragraph-rsid="012618fb"/>
    </style:style>
    <style:style style:name="P68" style:family="paragraph" style:parent-style-name="Text_20_body">
      <style:text-properties officeooo:paragraph-rsid="012888f4"/>
    </style:style>
    <style:style style:name="P69" style:family="paragraph" style:parent-style-name="Text_20_body">
      <style:text-properties officeooo:rsid="012888f4" officeooo:paragraph-rsid="012888f4"/>
    </style:style>
    <style:style style:name="P70" style:family="paragraph" style:parent-style-name="Text_20_body">
      <style:text-properties officeooo:rsid="012888f4" officeooo:paragraph-rsid="0128bbc3"/>
    </style:style>
    <style:style style:name="P71" style:family="paragraph" style:parent-style-name="Text_20_body">
      <style:text-properties officeooo:rsid="00eb2477" officeooo:paragraph-rsid="012888f4"/>
    </style:style>
    <style:style style:name="P72" style:family="paragraph" style:parent-style-name="Text_20_body">
      <style:text-properties officeooo:rsid="010b7f74"/>
    </style:style>
    <style:style style:name="P73" style:family="paragraph" style:parent-style-name="Text_20_body">
      <style:text-properties officeooo:rsid="010018c7" officeooo:paragraph-rsid="010ce042"/>
    </style:style>
    <style:style style:name="P74" style:family="paragraph" style:parent-style-name="Text_20_body">
      <style:text-properties officeooo:paragraph-rsid="00efabdd"/>
    </style:style>
    <style:style style:name="P75" style:family="paragraph" style:parent-style-name="Text_20_body">
      <style:text-properties officeooo:rsid="012da129" officeooo:paragraph-rsid="012da129"/>
    </style:style>
    <style:style style:name="P76" style:family="paragraph" style:parent-style-name="Text_20_body">
      <style:text-properties officeooo:rsid="012da129" officeooo:paragraph-rsid="0131ac15"/>
    </style:style>
    <style:style style:name="P77" style:family="paragraph" style:parent-style-name="Text_20_body">
      <style:text-properties officeooo:paragraph-rsid="012f596d"/>
    </style:style>
    <style:style style:name="P78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79" style:family="paragraph" style:parent-style-name="Table_20_Contents">
      <style:text-properties officeooo:paragraph-rsid="0094e3f7"/>
    </style:style>
    <style:style style:name="P80" style:family="paragraph" style:parent-style-name="Table_20_Contents">
      <style:text-properties fo:font-size="11.5pt"/>
    </style:style>
    <style:style style:name="P81" style:family="paragraph" style:parent-style-name="Table_20_Contents">
      <style:paragraph-properties fo:text-align="center" style:justify-single-word="false"/>
      <style:text-properties fo:font-size="11.5pt" officeooo:rsid="01323f6f" officeooo:paragraph-rsid="01323f6f"/>
    </style:style>
    <style:style style:name="P82" style:family="paragraph" style:parent-style-name="Table_20_Contents">
      <style:paragraph-properties fo:text-align="center" style:justify-single-word="false"/>
      <style:text-properties fo:font-size="11.5pt" officeooo:rsid="01323f6f" officeooo:paragraph-rsid="01330de8"/>
    </style:style>
    <style:style style:name="P83" style:family="paragraph" style:parent-style-name="Table_20_Contents">
      <style:paragraph-properties fo:text-align="center" style:justify-single-word="false"/>
      <style:text-properties fo:font-size="11.5pt"/>
    </style:style>
    <style:style style:name="P84" style:family="paragraph" style:parent-style-name="Table_20_Contents">
      <style:paragraph-properties fo:text-align="center" style:justify-single-word="false"/>
      <style:text-properties fo:font-size="11.5pt" officeooo:rsid="0134673c" officeooo:paragraph-rsid="0134673c"/>
    </style:style>
    <style:style style:name="P85" style:family="paragraph" style:parent-style-name="Table_20_Contents">
      <style:paragraph-properties fo:text-align="center" style:justify-single-word="false"/>
      <style:text-properties fo:font-size="11.5pt" officeooo:rsid="01330de8" officeooo:paragraph-rsid="01330de8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104a3ae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4a3ae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d3c97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f9b1e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1066fd4" officeooo:paragraph-rsid="01066fd4" style:font-size-asian="10pt" style:font-style-asian="italic" style:font-size-complex="10pt" style:font-style-complex="italic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language="fr" fo:country="FR" officeooo:rsid="0105e60c" officeooo:paragraph-rsid="010f9b1e" style:language-asian="zxx" style:country-asian="none" style:language-complex="zxx" style:country-complex="none"/>
    </style:style>
    <style:style style:name="P92" style:family="paragraph" style:parent-style-name="Text_20_body">
      <style:paragraph-properties fo:break-before="page"/>
      <style:text-properties officeooo:paragraph-rsid="00eb2477"/>
    </style:style>
    <style:style style:name="P93" style:family="paragraph" style:parent-style-name="Heading_20_1">
      <style:text-properties officeooo:paragraph-rsid="0094e3f7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96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P97" style:family="paragraph" style:parent-style-name="Heading_20_3">
      <style:text-properties officeooo:paragraph-rsid="0094e3f7"/>
    </style:style>
    <style:style style:name="P98" style:family="paragraph" style:parent-style-name="Heading_20_3">
      <style:paragraph-properties fo:break-before="page"/>
    </style:style>
    <style:style style:name="P99" style:family="paragraph" style:parent-style-name="Heading_20_3">
      <style:paragraph-properties fo:break-before="page"/>
      <style:text-properties officeooo:paragraph-rsid="0094e3f7"/>
    </style:style>
    <style:style style:name="P100" style:family="paragraph" style:parent-style-name="Text_20_body" style:list-style-name="L1"/>
    <style:style style:name="P101" style:family="paragraph" style:parent-style-name="Text_20_body" style:list-style-name="">
      <style:text-properties officeooo:paragraph-rsid="00c5cc90"/>
    </style:style>
    <style:style style:name="P102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103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104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105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106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107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108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109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110" style:family="paragraph" style:parent-style-name="Text_20_body" style:list-style-name="">
      <style:text-properties fo:language="fr" fo:country="FR" officeooo:rsid="010ff677" officeooo:paragraph-rsid="010ff677" style:language-asian="zxx" style:country-asian="none" style:language-complex="zxx" style:country-complex="none"/>
    </style:style>
    <style:style style:name="P111" style:family="paragraph" style:parent-style-name="Text_20_body" style:list-style-name="">
      <style:text-properties fo:language="fr" fo:country="FR" officeooo:rsid="010ff677" officeooo:paragraph-rsid="013aae1e" style:language-asian="zxx" style:country-asian="none" style:language-complex="zxx" style:country-complex="none"/>
    </style:style>
    <style:style style:name="P112" style:family="paragraph" style:parent-style-name="Text_20_body" style:list-style-name="">
      <style:text-properties fo:language="fr" fo:country="FR" officeooo:rsid="00ff4998" officeooo:paragraph-rsid="010ff677" style:language-asian="zxx" style:country-asian="none" style:language-complex="zxx" style:country-complex="none"/>
    </style:style>
    <style:style style:name="P113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114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115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116" style:family="paragraph" style:parent-style-name="Text_20_body" style:list-style-name="">
      <style:text-properties officeooo:rsid="00cc827a" officeooo:paragraph-rsid="00cc827a"/>
    </style:style>
    <style:style style:name="P117" style:family="paragraph" style:parent-style-name="Text_20_body" style:list-style-name="">
      <style:text-properties officeooo:rsid="00cc18a1" officeooo:paragraph-rsid="00cc18a1"/>
    </style:style>
    <style:style style:name="P118" style:family="paragraph" style:parent-style-name="Text_20_body" style:list-style-name="">
      <style:text-properties officeooo:rsid="00cf940b" officeooo:paragraph-rsid="00cf940b"/>
    </style:style>
    <style:style style:name="T1" style:family="text">
      <style:text-properties officeooo:rsid="0016d22b"/>
    </style:style>
    <style:style style:name="T2" style:family="text">
      <style:text-properties officeooo:rsid="003d2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188dd" style:font-style-asian="italic" style:font-style-complex="italic"/>
    </style:style>
    <style:style style:name="T5" style:family="text">
      <style:text-properties fo:font-style="italic" officeooo:rsid="00d4b7d8" style:font-style-asian="italic" style:font-style-complex="italic"/>
    </style:style>
    <style:style style:name="T6" style:family="text">
      <style:text-properties fo:font-style="italic" officeooo:rsid="00d4d50c" style:font-style-asian="italic" style:font-style-complex="italic"/>
    </style:style>
    <style:style style:name="T7" style:family="text">
      <style:text-properties fo:font-style="italic" officeooo:rsid="00eaa656" style:font-style-asian="italic" style:font-style-complex="italic"/>
    </style:style>
    <style:style style:name="T8" style:family="text">
      <style:text-properties fo:font-style="italic" officeooo:rsid="00e2bbef" style:font-style-asian="italic" style:font-style-complex="italic"/>
    </style:style>
    <style:style style:name="T9" style:family="text">
      <style:text-properties fo:font-style="italic" officeooo:rsid="0112bdc8" style:font-style-asian="italic" style:font-style-complex="italic"/>
    </style:style>
    <style:style style:name="T10" style:family="text">
      <style:text-properties fo:font-style="italic" officeooo:rsid="011c1003" style:font-style-asian="italic" style:font-style-complex="italic"/>
    </style:style>
    <style:style style:name="T11" style:family="text">
      <style:text-properties fo:font-style="italic" officeooo:rsid="012888f4" style:font-style-asian="italic" style:font-style-complex="italic"/>
    </style:style>
    <style:style style:name="T12" style:family="text">
      <style:text-properties fo:font-style="italic" officeooo:rsid="012e6e5e" style:font-style-asian="italic" style:font-style-complex="italic"/>
    </style:style>
    <style:style style:name="T13" style:family="text">
      <style:text-properties fo:font-style="italic" officeooo:rsid="0137626d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afb6c7" style:font-style-asian="italic" style:font-style-complex="italic"/>
    </style:style>
    <style:style style:name="T16" style:family="text">
      <style:text-properties officeooo:rsid="001893a5"/>
    </style:style>
    <style:style style:name="T17" style:family="text">
      <style:text-properties officeooo:rsid="009f0162"/>
    </style:style>
    <style:style style:name="T18" style:family="text">
      <style:text-properties officeooo:rsid="00878468"/>
    </style:style>
    <style:style style:name="T19" style:family="text">
      <style:text-properties officeooo:rsid="007317a3"/>
    </style:style>
    <style:style style:name="T20" style:family="text">
      <style:text-properties officeooo:rsid="00a6ec51"/>
    </style:style>
    <style:style style:name="T21" style:family="text">
      <style:text-properties officeooo:rsid="007a2d5d"/>
    </style:style>
    <style:style style:name="T22" style:family="text">
      <style:text-properties officeooo:rsid="007bcd8b"/>
    </style:style>
    <style:style style:name="T23" style:family="text">
      <style:text-properties officeooo:rsid="007c8cb5"/>
    </style:style>
    <style:style style:name="T24" style:family="text">
      <style:text-properties style:font-name="Arial1"/>
    </style:style>
    <style:style style:name="T25" style:family="text">
      <style:text-properties fo:language="fr" fo:country="FR" style:language-asian="zxx" style:country-asian="none" style:language-complex="zxx" style:country-complex="none"/>
    </style:style>
    <style:style style:name="T26" style:family="text">
      <style:text-properties fo:language="fr" fo:country="FR" officeooo:rsid="00c58855" style:language-asian="zxx" style:country-asian="none" style:language-complex="zxx" style:country-complex="none"/>
    </style:style>
    <style:style style:name="T27" style:family="text">
      <style:text-properties fo:language="fr" fo:country="FR" officeooo:rsid="00c9ee0c" style:language-asian="zxx" style:country-asian="none" style:language-complex="zxx" style:country-complex="none"/>
    </style:style>
    <style:style style:name="T28" style:family="text">
      <style:text-properties fo:language="fr" fo:country="FR" officeooo:rsid="00cedc2a" style:language-asian="zxx" style:country-asian="none" style:language-complex="zxx" style:country-complex="none"/>
    </style:style>
    <style:style style:name="T29" style:family="text">
      <style:text-properties fo:language="fr" fo:country="FR" officeooo:rsid="009a3f9a" style:language-asian="zxx" style:country-asian="none" style:language-complex="zxx" style:country-complex="none"/>
    </style:style>
    <style:style style:name="T30" style:family="text">
      <style:text-properties fo:language="fr" fo:country="FR" officeooo:rsid="009b2814" style:language-asian="zxx" style:country-asian="none" style:language-complex="zxx" style:country-complex="none"/>
    </style:style>
    <style:style style:name="T31" style:family="text">
      <style:text-properties fo:language="fr" fo:country="FR" officeooo:rsid="00bebd7e" style:language-asian="zxx" style:country-asian="none" style:language-complex="zxx" style:country-complex="none"/>
    </style:style>
    <style:style style:name="T32" style:family="text">
      <style:text-properties fo:language="fr" fo:country="FR" officeooo:rsid="011b10b6" style:language-asian="zxx" style:country-asian="none" style:language-complex="zxx" style:country-complex="none"/>
    </style:style>
    <style:style style:name="T33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language="fr" fo:country="FR" fo:font-style="italic" officeooo:rsid="013a17ec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officeooo:rsid="00b08d05"/>
    </style:style>
    <style:style style:name="T42" style:family="text">
      <style:text-properties officeooo:rsid="00b438d4"/>
    </style:style>
    <style:style style:name="T43" style:family="text">
      <style:text-properties officeooo:rsid="00b68a9d"/>
    </style:style>
    <style:style style:name="T44" style:family="text">
      <style:text-properties officeooo:rsid="00b7cab5"/>
    </style:style>
    <style:style style:name="T45" style:family="text">
      <style:text-properties officeooo:rsid="00be390e"/>
    </style:style>
    <style:style style:name="T46" style:family="text">
      <style:text-properties officeooo:rsid="00bed2c1"/>
    </style:style>
    <style:style style:name="T47" style:family="text">
      <style:text-properties officeooo:rsid="00c58855"/>
    </style:style>
    <style:style style:name="T48" style:family="text">
      <style:text-properties officeooo:rsid="00c7ce5e"/>
    </style:style>
    <style:style style:name="T49" style:family="text">
      <style:text-properties officeooo:rsid="00c9bbf9"/>
    </style:style>
    <style:style style:name="T50" style:family="text">
      <style:text-properties officeooo:rsid="00c9ee0c"/>
    </style:style>
    <style:style style:name="T51" style:family="text">
      <style:text-properties officeooo:rsid="00cc9fc9"/>
    </style:style>
    <style:style style:name="T52" style:family="text">
      <style:text-properties officeooo:rsid="00d4b7d8"/>
    </style:style>
    <style:style style:name="T53" style:family="text">
      <style:text-properties officeooo:rsid="00d65418"/>
    </style:style>
    <style:style style:name="T54" style:family="text">
      <style:text-properties officeooo:rsid="00d83775"/>
    </style:style>
    <style:style style:name="T55" style:family="text">
      <style:text-properties officeooo:rsid="00e40d52"/>
    </style:style>
    <style:style style:name="T56" style:family="text">
      <style:text-properties officeooo:rsid="009b2814"/>
    </style:style>
    <style:style style:name="T57" style:family="text">
      <style:text-properties officeooo:rsid="00967a5f"/>
    </style:style>
    <style:style style:name="T58" style:family="text">
      <style:text-properties officeooo:rsid="009c6a24"/>
    </style:style>
    <style:style style:name="T59" style:family="text">
      <style:text-properties officeooo:rsid="009b62bf"/>
    </style:style>
    <style:style style:name="T60" style:family="text">
      <style:text-properties officeooo:rsid="009dc844"/>
    </style:style>
    <style:style style:name="T61" style:family="text">
      <style:text-properties officeooo:rsid="00eb2477"/>
    </style:style>
    <style:style style:name="T62" style:family="text">
      <style:text-properties officeooo:rsid="00eb979a"/>
    </style:style>
    <style:style style:name="T63" style:family="text">
      <style:text-properties officeooo:rsid="00eda854"/>
    </style:style>
    <style:style style:name="T64" style:family="text">
      <style:text-properties officeooo:rsid="00ede3ba"/>
    </style:style>
    <style:style style:name="T65" style:family="text">
      <style:text-properties officeooo:rsid="00efabdd"/>
    </style:style>
    <style:style style:name="T66" style:family="text">
      <style:text-properties officeooo:rsid="00f27954"/>
    </style:style>
    <style:style style:name="T67" style:family="text">
      <style:text-properties officeooo:rsid="00f30927"/>
    </style:style>
    <style:style style:name="T68" style:family="text">
      <style:text-properties officeooo:rsid="00f93c43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fcbaaa" style:font-style-asian="normal" style:font-style-complex="normal"/>
    </style:style>
    <style:style style:name="T71" style:family="text">
      <style:text-properties officeooo:rsid="010018c7"/>
    </style:style>
    <style:style style:name="T72" style:family="text">
      <style:text-properties officeooo:rsid="0102aae4"/>
    </style:style>
    <style:style style:name="T73" style:family="text">
      <style:text-properties officeooo:rsid="0104a3ae"/>
    </style:style>
    <style:style style:name="T74" style:family="text">
      <style:text-properties officeooo:rsid="010798c2"/>
    </style:style>
    <style:style style:name="T75" style:family="text">
      <style:text-properties officeooo:rsid="0109a49a"/>
    </style:style>
    <style:style style:name="T76" style:family="text">
      <style:text-properties officeooo:rsid="010ce042"/>
    </style:style>
    <style:style style:name="T77" style:family="text">
      <style:text-properties officeooo:rsid="010ea8c9"/>
    </style:style>
    <style:style style:name="T78" style:family="text">
      <style:text-properties officeooo:rsid="010f9b1e"/>
    </style:style>
    <style:style style:name="T79" style:family="text">
      <style:text-properties officeooo:rsid="010ff677"/>
    </style:style>
    <style:style style:name="T80" style:family="text">
      <style:text-properties officeooo:rsid="00ec908a"/>
    </style:style>
    <style:style style:name="T81" style:family="text">
      <style:text-properties officeooo:rsid="0116f555"/>
    </style:style>
    <style:style style:name="T82" style:family="text">
      <style:text-properties officeooo:rsid="01184eb9"/>
    </style:style>
    <style:style style:name="T83" style:family="text">
      <style:text-properties officeooo:rsid="011970c8"/>
    </style:style>
    <style:style style:name="T84" style:family="text">
      <style:text-properties officeooo:rsid="011ac750"/>
    </style:style>
    <style:style style:name="T85" style:family="text">
      <style:text-properties officeooo:rsid="011af0d8"/>
    </style:style>
    <style:style style:name="T86" style:family="text">
      <style:text-properties officeooo:rsid="011c1003"/>
    </style:style>
    <style:style style:name="T87" style:family="text">
      <style:text-properties officeooo:rsid="011cf769"/>
    </style:style>
    <style:style style:name="T88" style:family="text">
      <style:text-properties officeooo:rsid="011f97ec"/>
    </style:style>
    <style:style style:name="T89" style:family="text">
      <style:text-properties officeooo:rsid="01208578"/>
    </style:style>
    <style:style style:name="T90" style:family="text">
      <style:text-properties officeooo:rsid="012209d0"/>
    </style:style>
    <style:style style:name="T91" style:family="text">
      <style:text-properties officeooo:rsid="0122f785"/>
    </style:style>
    <style:style style:name="T92" style:family="text">
      <style:text-properties officeooo:rsid="012618fb"/>
    </style:style>
    <style:style style:name="T93" style:family="text">
      <style:text-properties officeooo:rsid="012888f4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12b3daa"/>
    </style:style>
    <style:style style:name="T96" style:family="text">
      <style:text-properties fo:font-size="10.5pt" fo:font-style="italic" style:font-size-asian="10.5pt" style:font-style-asian="italic" style:font-size-complex="10.5pt" style:font-style-complex="italic"/>
    </style:style>
    <style:style style:name="T97" style:family="text">
      <style:text-properties fo:font-size="10.5pt" fo:font-style="italic" officeooo:rsid="012b3daa" style:font-size-asian="10.5pt" style:font-style-asian="italic" style:font-size-complex="10.5pt" style:font-style-complex="italic"/>
    </style:style>
    <style:style style:name="T98" style:family="text">
      <style:text-properties fo:font-size="10.5pt" fo:font-style="italic" officeooo:rsid="00eba270" style:font-size-asian="10.5pt" style:font-style-asian="italic" style:font-size-complex="10.5pt" style:font-style-complex="italic"/>
    </style:style>
    <style:style style:name="T99" style:family="text">
      <style:text-properties officeooo:rsid="012e6e5e"/>
    </style:style>
    <style:style style:name="T100" style:family="text">
      <style:text-properties officeooo:rsid="01319d9c"/>
    </style:style>
    <style:style style:name="T101" style:family="text">
      <style:text-properties officeooo:rsid="0137626d"/>
    </style:style>
    <style:style style:name="T102" style:family="text">
      <style:text-properties officeooo:rsid="0138e98e"/>
    </style:style>
    <style:style style:name="T103" style:family="text">
      <style:text-properties officeooo:rsid="013aae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3" text:outline-level="1"><text:span text:style-name="T25">Questionnaire de premier rendez-</text:span><text:span text:style-name="T31">v</text:span><text:span text:style-name="T25">ous pour établir le cahier des charges</text:span></text:h>
      <text:p text:style-name="Text_20_body"/>
      <text:p text:style-name="Text_20_body">Sommaire</text:p>
      <text:list xml:id="list2024771847" text:style-name="L1">
        <text:list-item>
          <text:p text:style-name="P100">L'entreprise cliente</text:p>
        </text:list-item>
        <text:list-item>
          <text:p text:style-name="P100">Le projet</text:p>
        </text:list-item>
        <text:list-item>
          <text:p text:style-name="P100">Le design du site</text:p>
        </text:list-item>
        <text:list-item>
          <text:p text:style-name="P100">Le contenu du site</text:p>
        </text:list-item>
        <text:list-item>
          <text:p text:style-name="P100">Les contraintes techniques</text:p>
        </text:list-item>
        <text:list-item>
          <text:p text:style-name="P100">Les besoins en fonctionnalités</text:p>
        </text:list-item>
      </text:list>
      <text:p text:style-name="Text_20_body"/>
      <text:h text:style-name="P95" text:outline-level="2">1. L'entreprise cliente</text:h>
      <text:p text:style-name="P28">Cette partie permet d'établir l'identité et la personnalité de l'entreprise. Il ne faut pas hésiter à poser de questions ou à laisser parler pour en savoir plus.</text:p>
      <text:p text:style-name="P53"/>
      <text:p text:style-name="P55">L’interlocuteur</text:p>
      <text:p text:style-name="Text_20_body">S<text:span text:style-name="T74">on rôle :</text:span></text:p>
      <text:p text:style-name="P55">Son téléphone :</text:p>
      <text:p text:style-name="P55">Son email :</text:p>
      <text:p text:style-name="P55"/>
      <text:p text:style-name="P55">La Société</text:p>
      <text:p text:style-name="P56">Nom de l’entreprise :</text:p>
      <text:p text:style-name="P54">Nom commercial / Enseigne :</text:p>
      <text:p text:style-name="Text_20_body">A<text:span text:style-name="T74">dresse postale :</text:span></text:p>
      <text:p text:style-name="Text_20_body"/>
      <text:p text:style-name="P55">Téléphone :</text:p>
      <text:p text:style-name="P55">Email :</text:p>
      <text:p text:style-name="P55">Site Web :</text:p>
      <text:p text:style-name="P55"/>
      <text:p text:style-name="Text_20_body"/>
      <text:p text:style-name="Text_20_body">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64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4">A</text:span><text:span text:style-name="T3">ugmentation du CA recherché ou de parts de marché, nouvelles activités en cours d’ouverture, </text:span><text:span text:style-name="T4">recrutement, faire venir en magasin, développement de notoriété</text:span><text:span text:style-name="T3">...</text:span></text:p>
      <text:p text:style-name="Text_20_body"><text:soft-page-break/></text:p>
      <text:p text:style-name="Text_20_body">Quels sont les projets actuels ou futurs pour votre entreprise ?</text:p>
      <text:p text:style-name="Text_20_body"/>
      <text:p text:style-name="P40">Quelles marques distribuez-vous ? Avez-vous des labels, des certifications ? Travaillez-vous avec des partenaires (sous-traitances, <text:span text:style-name="T41">fournisseurs, prescripteurs, </text:span>relations particulières, membre d'un groupe) ?</text:p>
      <text:p text:style-name="P40"/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30">Avez-vous des promotions régulières ? Des événements réguliers (portes ouvertes, salons) ? Des moments de l’année chargés en actualités ?</text:p>
      <text:p text:style-name="P30"/>
      <text:p text:style-name="P40">Quels sont vos concurrents ?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/>
      <text:p text:style-name="Text_20_body">Comment vous positionnez-vous vis-à-vis de vos concurrents ? Quels particularités ou points forts vous différencie d’eux ?</text:p>
      <text:p text:style-name="P41"><text:soft-page-break/></text:p>
      <text:p text:style-name="P31">Certains ont-ils développé des sites internet que vous jugez intéressants ? Pour quelles raisons ? <text:span text:style-name="T15">Si possible, demander les adresses URL ou mieux, regarder les sites avec les clients. </text:span><text:span text:style-name="T14">Fonctionne pour les concurrents, partenaires, fournisseurs, prescripteurs ou les marques vendues.</text:span></text:p>
      <text:h text:style-name="P95" text:outline-level="2">2. <text:span text:style-name="T1">Le projet</text:span></text:h>
      <text:p text:style-name="P25"><text:span text:style-name="T2">Cette partie sert à</text:span> placer le projet dans le contexte actuel, connaître les raisons d'établir un tel projet, etc.</text:p>
      <text:p text:style-name="Text_20_body"/>
      <text:h text:style-name="Heading_20_3" text:outline-level="3">Le contexte</text:h>
      <text:p text:style-name="P57">Quelle est votre projet ? Votre demande ?</text:p>
      <text:p text:style-name="P57"/>
      <text:p text:style-name="P68"><text:span text:style-name="T94">Pour quelle raison souhaiteriez avoir un site web ?</text:span><text:line-break/><text:span text:style-name="T3">Voulez-vous juste être présent </text:span><text:span text:style-name="T11">sur le web ou mieux vous faire connaître ?! Voulez-vous </text:span><text:span text:style-name="T3">créer une boutique web ? </text:span><text:span text:style-name="T11">Avez-vous un événement à mettre en avant ? Souhaitez-vous changer votre image de marque ? Si oui, pourquoi ?</text:span></text:p>
      <text:p text:style-name="P68"/>
      <text:p text:style-name="P68"><text:span text:style-name="T93"><text:line-break/>Souhaitez-vous</text:span> communiquer essentiellement par internet ?</text:p>
      <text:p text:style-name="P68"><text:line-break/>Quel élément déclencheur vous a amené à faire cette demande ?</text:p>
      <text:p text:style-name="Text_20_body"/>
      <text:p text:style-name="P32">Quel est l’objectif du site ? <text:span text:style-name="T3">Augmentation du CA recherché ou de parts de marché, nouvelles activités en cours d’ouverture, recrutement, faire venir en magasin, développement de notoriété…</text:span></text:p>
      <text:p text:style-name="P33"/>
      <text:p text:style-name="P33">Comment s’intègre votre site sur votre stratégie globale ? Quel est l’épicentre de cette stratégie ?<text:span text:style-name="T3"> Le site en lui-même, une page sur u</text:span><text:span text:style-name="T7">n</text:span><text:span text:style-name="T3"> réseau social, un blog, le magasin physique, etc.</text:span></text:p>
      <text:p text:style-name="P33"/>
      <text:p text:style-name="Text_20_body">Quels sont les enjeux de ce projet ?</text:p>
      <text:p text:style-name="Text_20_body"/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h text:style-name="P98" text:outline-level="3">Public / Audience <text:span text:style-name="T95">cible</text:span></text:h>
      <text:p text:style-name="Text_20_body">Qui sont les <text:span text:style-name="T85">internautes ou les </text:span>clients que vous souhaitez toucher avec ce nouveau site ? S’agit-il d’un public particulier ou professionnel ?</text:p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3005288435216">
          <table:table-cell table:style-name="Tableau2.A1" office:value-type="string">
            <text:p text:style-name="P83"/>
          </table:table-cell>
          <table:table-cell table:style-name="Tableau2.B1" office:value-type="string">
            <text:p text:style-name="P81">Public principal</text:p>
          </table:table-cell>
          <table:table-cell table:style-name="Tableau2.C1" office:value-type="string">
            <text:p text:style-name="P81">Public secondaire</text:p>
          </table:table-cell>
        </table:table-row>
        <table:table-row table:style-name="TableLine3005288454528">
          <table:table-cell table:style-name="Tableau2.A2" office:value-type="string">
            <text:p text:style-name="P81">Âge</text:p>
          </table:table-cell>
          <table:table-cell table:style-name="Tableau2.B2" office:value-type="string">
            <text:p text:style-name="P80"/>
          </table:table-cell>
          <table:table-cell table:style-name="Tableau2.C2" office:value-type="string">
            <text:p text:style-name="P80"/>
          </table:table-cell>
        </table:table-row>
        <table:table-row table:style-name="TableLine3005288454256">
          <table:table-cell table:style-name="Tableau2.A2" office:value-type="string">
            <text:p text:style-name="P81">Sexe</text:p>
          </table:table-cell>
          <table:table-cell table:style-name="Tableau2.B3" office:value-type="string">
            <text:p text:style-name="P80"/>
          </table:table-cell>
          <table:table-cell table:style-name="Tableau2.C3" office:value-type="string">
            <text:p text:style-name="P80"/>
          </table:table-cell>
        </table:table-row>
        <table:table-row table:style-name="Tableau2.4">
          <table:table-cell table:style-name="Tableau2.A2" office:value-type="string">
            <text:p text:style-name="P81">CSP</text:p>
            <text:p text:style-name="P81">Niveau social</text:p>
          </table:table-cell>
          <table:table-cell table:style-name="Tableau2.B5" office:value-type="string">
            <text:p text:style-name="P80"/>
          </table:table-cell>
          <table:table-cell table:style-name="Tableau2.C5" office:value-type="string">
            <text:p text:style-name="P80"/>
          </table:table-cell>
        </table:table-row>
        <table:table-row table:style-name="Tableau2.5">
          <table:table-cell table:style-name="Tableau2.A2" office:value-type="string">
            <text:p text:style-name="P81">Centres d'intérêts</text:p>
          </table:table-cell>
          <table:table-cell table:style-name="Tableau2.B5" office:value-type="string">
            <text:p text:style-name="P80"/>
          </table:table-cell>
          <table:table-cell table:style-name="Tableau2.C5" office:value-type="string">
            <text:p text:style-name="P80"/>
          </table:table-cell>
        </table:table-row>
        <table:table-row table:style-name="Tableau2.6">
          <table:table-cell table:style-name="Tableau2.A2" office:value-type="string">
            <text:p text:style-name="P81">Comportement général</text:p>
          </table:table-cell>
          <table:table-cell table:style-name="Tableau2.B6" office:value-type="string">
            <text:p text:style-name="P80"/>
          </table:table-cell>
          <table:table-cell table:style-name="Tableau2.C6" office:value-type="string">
            <text:p text:style-name="P80"/>
          </table:table-cell>
        </table:table-row>
        <table:table-row table:style-name="Tableau2.7">
          <table:table-cell table:style-name="Tableau2.A2" office:value-type="string">
            <text:p text:style-name="P81">Pratique du Web</text:p>
          </table:table-cell>
          <table:table-cell table:style-name="Tableau2.B7" office:value-type="string">
            <text:p text:style-name="P80"/>
          </table:table-cell>
          <table:table-cell table:style-name="Tableau2.C7" office:value-type="string">
            <text:p text:style-name="P80"/>
          </table:table-cell>
        </table:table-row>
        <table:table-row table:style-name="Tableau2.8">
          <table:table-cell table:style-name="Tableau2.A2" office:value-type="string">
            <text:p text:style-name="P81">Pratique de l'informatique</text:p>
          </table:table-cell>
          <table:table-cell table:style-name="Tableau2.B8" office:value-type="string">
            <text:p text:style-name="P80"/>
          </table:table-cell>
          <table:table-cell table:style-name="Tableau2.C8" office:value-type="string">
            <text:p text:style-name="P80"/>
          </table:table-cell>
        </table:table-row>
        <table:table-row table:style-name="Tableau2.9">
          <table:table-cell table:style-name="Tableau2.A2" office:value-type="string">
            <text:p text:style-name="P81">Besoins <text:span text:style-name="T3">(informations, produis, services)</text:span></text:p>
          </table:table-cell>
          <table:table-cell table:style-name="Tableau2.B9" office:value-type="string">
            <text:p text:style-name="P80"/>
          </table:table-cell>
          <table:table-cell table:style-name="Tableau2.C9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85">Autres</text:p>
            <text:p text:style-name="P82">Caractéristiques</text:p>
          </table:table-cell>
          <table:table-cell table:style-name="Tableau2.B10" office:value-type="string">
            <text:p text:style-name="P80"/>
          </table:table-cell>
          <table:table-cell table:style-name="Tableau2.C10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84">Objectifs marketing</text:p>
          </table:table-cell>
          <table:table-cell table:style-name="Tableau2.B11" office:value-type="string">
            <text:p text:style-name="P80"/>
          </table:table-cell>
          <table:table-cell table:style-name="Tableau2.C11" office:value-type="string">
            <text:p text:style-name="P80"/>
          </table:table-cell>
        </table:table-row>
      </table:table>
      <text:p text:style-name="Text_20_body"><text:soft-page-break/></text:p>
      <text:p text:style-name="P61">Souhaitez-vous faire un ciblage géographique spécifique (Local, National ou International) ? Quelle cible voulez-vous prioriser ?</text:p>
      <text:p text:style-name="P43"/>
      <text:p text:style-name="P48">Quels sont les attentes de votre cible vis-à-vis de vous ?</text:p>
      <text:p text:style-name="P74"/>
      <text:h text:style-name="Heading_20_3" text:outline-level="3">Mise en oeuvre</text:h>
      <text:p text:style-name="P42">Quel type de site vous intéresse ?</text:p>
      <text:p text:style-name="P42">[ <text:s/>] Site One-page / Landing page</text:p>
      <text:p text:style-name="P42">[ <text:s/>] Site Vitrine</text:p>
      <text:p text:style-name="P42">[ <text:s/>] Site E-commerce</text:p>
      <text:p text:style-name="P42">[ <text:s/>] Application, Site sur-mesure : ……………………………………………………………………..</text:p>
      <text:p text:style-name="Text_20_body"/>
      <text:p text:style-name="P43">Avez-vous déjà un site web ? A quelle adresse URL ? Qu'est-ce qui ne correspond plus à vos besoins sur ce site ?</text:p>
      <text:p text:style-name="P43"/>
      <text:p text:style-name="P43">Quels sont <text:span text:style-name="T65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Travaillez-vous déjà avec d’<text:span text:style-name="T52">autres</text:span> professionnels du web <text:span text:style-name="T52">ou du numérique</text:span> ? Sur quels projets ? <text:span text:style-name="T3">Si possible, demander d’avoir contact avec eux </text:span><text:span text:style-name="T5">si ils travaillent sur le même projet où si il y a chevauchement </text:span><text:span text:style-name="T6">d’expertise...</text:span></text:p>
      <text:p text:style-name="Text_20_body"/>
      <text:p text:style-name="Text_20_body">Avez-vous déjà choisi le nom du site ? <text:span text:style-name="T75">Si oui, donnez son URL.</text:span>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P62">Avez-vous fait une étude juridique ? (<text:span text:style-name="T86">Données personnelles, Mentions légales, Vente en ligne...</text:span>)<text:line-break/>Avez-vous un <text:span text:style-name="T3">« </text:span><text:span text:style-name="T13">Data Protection Officer »</text:span> (<text:span text:style-name="T101">DPO</text:span>) ?</text:p>
      <text:p text:style-name="P34"/>
      <text:p text:style-name="P35">Avez-vous déjà la connaissance d’une fourchette budgétaire pour ce projet ?</text:p>
      <text:p text:style-name="Text_20_body"/>
      <text:p text:style-name="Text_20_body">Q<text:span text:style-name="T53">uel est votre planning pour ce projet ?</text:span></text:p>
      <text:p text:style-name="Text_20_body">- <text:span text:style-name="T90">Échéance de la livraison de la proposition : ……………………………………………..</text:span></text:p>
      <text:p text:style-name="P63">- <text:span text:style-name="T89">Sélection de l’agence : ……………………………………………..</text:span></text:p>
      <text:p text:style-name="P63"><text:soft-page-break/>- <text:span text:style-name="T90">Échéance de la livraison finale (site + back office) : ……………………………………………..</text:span></text:p>
      <text:p text:style-name="P63">- <text:span text:style-name="T87">Ouverture au public : ……………………………………………..</text:span></text:p>
      <text:p text:style-name="Text_20_body"/>
      <text:p text:style-name="P46">Souhaitez-vous par la suite que l’on prenne en charge la mise à jour du contenu et la maintenance de votre site web ?</text:p>
      <text:p text:style-name="P46"/>
      <text:p text:style-name="P47">Qui est la personne en charge de la mise à jour du site ? Qui aura accès à l’administration ?</text:p>
      <text:p text:style-name="P47"/>
      <text:p text:style-name="P47">Quel est le niveau en informatique des utilisateurs ? Et dans la mise à jour d’un site web ?</text:p>
      <text:p text:style-name="P64">[ <text:s/>] Faible</text:p>
      <text:p text:style-name="P65">[ <text:s/>] <text:span text:style-name="T88">Débrouillard</text:span></text:p>
      <text:p text:style-name="P65">[ <text:s/>] <text:span text:style-name="T88">Formé</text:span></text:p>
      <text:p text:style-name="P64">[ <text:s/>] Avancée</text:p>
      <text:p text:style-name="P64"/>
      <text:h text:style-name="P95" text:outline-level="2"><text:span text:style-name="T16">3. </text:span>Le design du site</text:h>
      <text:p text:style-name="P28">Cette partie permet de connaître l’orientation graphique de l’expérience voulue.</text:p>
      <text:p text:style-name="Text_20_body"/>
      <text:p text:style-name="Text_20_body">Avez-vous <text:span text:style-name="T67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44">Voulez-vous faire évoluer votre charte graphique ?</text:p>
      <text:p text:style-name="P44">[ <text:s/>] Oui</text:p>
      <text:p text:style-name="P44">[ <text:s/>] Non, <text:span text:style-name="T91">et je voudrais en créer une</text:span></text:p>
      <text:p text:style-name="P66">[ <text:s/>] Non, mais je n’en ait pas besoin</text:p>
      <text:p text:style-name="P44">Si oui, quels éléments voulez-vous faire évoluer ?</text:p>
      <text:p text:style-name="P44">[ <text:s/>] Logo</text:p>
      <text:p text:style-name="P44">[ <text:s/>] Polices d’écriture</text:p>
      <text:p text:style-name="P44">[ <text:s/>] Couleurs</text:p>
      <text:p text:style-name="P44">[ <text:s/>] Autres : ………………………………………………………………………………………..……….</text:p>
      <text:p text:style-name="P67"/>
      <text:p text:style-name="P67">Avez-vous des demandes en design Print ?</text:p>
      <text:p text:style-name="P45">[ <text:s/>] <text:span text:style-name="T92">Cartes de Visites</text:span></text:p>
      <text:p text:style-name="P45">[ <text:s/>] Affiches</text:p>
      <text:p text:style-name="P45">[ <text:s/>] Flyer / <text:span text:style-name="T92">Prospectus</text:span></text:p>
      <text:p text:style-name="P45">[ <text:s/>] Plaquett<text:span text:style-name="T92">es / Dépliant</text:span></text:p>
      <text:p text:style-name="P45">[ <text:s/>] Documents &amp; Courriers <text:span text:style-name="T92">(papier à lettres, enveloppes, documents comptables, etc.)</text:span></text:p>
      <text:p text:style-name="P45">[ <text:s/>] <text:span text:style-name="T92">Textiles</text:span></text:p>
      <text:p text:style-name="P45">[ <text:s/>] <text:span text:style-name="T92">Objets publicitaires</text:span> : …………………………………………………………………………….…..</text:p>
      <text:p text:style-name="P45">[ <text:s/>] Autres : ………………………………………………………………………………….……………..</text:p>
      <text:p text:style-name="P44"/>
      <text:p text:style-name="P38"/>
      <text:p text:style-name="P92">Avez-vous des préférences sur l’aspect de votre futur site ?<text:line-break/>- <text:span text:style-name="T61">Au sujet des </text:span>Couleurs ?</text:p>
      <text:p text:style-name="P16">[ <text:s/>] Claires - <text:span text:style-name="T57">Lumineuses</text:span> / [ <text:s/>] Foncées - <text:span text:style-name="T57">Obscures</text:span></text:p>
      <text:p text:style-name="P16">[ <text:s/>] <text:span text:style-name="T58">Couleurs </text:span>Chaudes / [ <text:s/>] Froides</text:p>
      <text:p text:style-name="P17">[ <text:s/>] <text:span text:style-name="T59">Teintes S</text:span>aturées / [ <text:s/>] <text:span text:style-name="T56">Dé-saturées</text:span></text:p>
      <text:p text:style-name="P18">[ <text:s/>] Tons <text:span text:style-name="T60">P</text:span>astels / [ <text:s/>] <text:span text:style-name="T60">Vifs <text:s/>/ [ <text:s/>] Neutres</text:span></text:p>
      <text:p text:style-name="P38"><text:span text:style-name="T29">[ <text:s/>] </text:span><text:span text:style-name="T30">Palette</text:span><text:span text:style-name="T29"> coloré</text:span><text:span text:style-name="T30">e</text:span><text:span text:style-name="T29"> <text:s/>/ [ <text:s/>] Teintes de gris <text:s/>/ [ <text:s/>] Monochrome</text:span></text:p>
      <text:p text:style-name="P38"><text:span text:style-name="T61">- Au sujet du </text:span>Style <text:span text:style-name="T61">global ?</text:span></text:p>
      <text:p text:style-name="P71">[ <text:s/>] Convivial / Familial</text:p>
      <text:p text:style-name="P71">[ <text:s/>] Coloré / Joyeux / Festif</text:p>
      <text:p text:style-name="P69"><text:span text:style-name="T61">[ <text:s/>] </text:span>High-tech / Numérique</text:p>
      <text:p text:style-name="P69"><text:span text:style-name="T61">[ <text:s/>] </text:span>Élegant / Prestigieux</text:p>
      <text:p text:style-name="P69"><text:span text:style-name="T61">[ <text:s/>] </text:span>Corporate / Professionnel</text:p>
      <text:p text:style-name="P70"><text:span text:style-name="T61">[ <text:s/>] </text:span>Minimalist / Épuré</text:p>
      <text:p text:style-name="P69"><text:span text:style-name="T61">[ <text:s/>] </text:span>Funky / Original / Créatif</text:p>
      <text:p text:style-name="P69"><text:span text:style-name="T61">[ <text:s/>] </text:span>Natu<text:span text:style-name="T102">r</text:span>el / Bio</text:p>
      <text:p text:style-name="P70"><text:span text:style-name="T61">[ <text:s/>] </text:span>Simple</text:p>
      <text:p text:style-name="P69"><text:span text:style-name="T61">[ <text:s/>] </text:span>Moderne / Contemporain</text:p>
      <text:p text:style-name="P69"><text:span text:style-name="T61">[ <text:s/>] </text:span>Strict / Institutionnel</text:p>
      <text:p text:style-name="P69"><text:span text:style-name="T61">[ <text:s/>] </text:span>Historique / Vintage / Classique</text:p>
      <text:p text:style-name="P69"><text:span text:style-name="T61">[ <text:s/>] </text:span>Effets 3D</text:p>
      <text:p text:style-name="P69"><text:span text:style-name="T61">[ <text:s/>] </text:span>Commercial</text:p>
      <text:p text:style-name="P69"><text:span text:style-name="T61">[ <text:s/>] </text:span>Dessin</text:p>
      <text:p text:style-name="P69"><text:span text:style-name="T61">[ <text:s/>] </text:span>FlatDesign</text:p>
      <text:p text:style-name="Text_20_body">- <text:span text:style-name="T62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36">Avez-vous en tête une thématique graphique, <text:span text:style-name="T63">une description ou une métaphore</text:span> qui vous vient à l’esprit lorsque vous pensez au résultat voulu ?</text:p>
      <text:p text:style-name="P36"/>
      <text:p text:style-name="Text_20_body">Avez-vous <text:span text:style-name="T66">des </text:span>photos, des vidéos ou d’autres éléments <text:span text:style-name="T42">de bonne qualité </text:span>que nous pourrions intégrer au contenu du site ? <text:span text:style-name="T3">À transmettre </text:span><text:span text:style-name="T9">si c’est le cas</text:span></text:p>
      <text:p text:style-name="Text_20_body"/>
      <text:p text:style-name="P60">Avez-vous des photos de partenaires que vous voulez intégrer ?</text:p>
      <text:p text:style-name="P60"/>
      <text:p text:style-name="Text_20_body">Quel expérience voulez-vous faire vivre à votre cible ? Quel sentiment ? Quel message transmettre ?</text:p>
      <text:p text:style-name="Text_20_body"><text:soft-page-break/></text:p>
      <text:p text:style-name="Text_20_body">Avez-vous d’<text:span text:style-name="T43">autres</text:span> exemples de sites que vous aimez particulièrement ? Qu’est-ce qui vous plaît dans ces sites ? <text:span text:style-name="T44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95" text:outline-level="2"><text:span text:style-name="T16">4. </text:span>Le contenu du site</text:h>
      <text:p text:style-name="P28">Cette partie doit aider à l’écriture d<text:span text:style-name="T49">es informations</text:span> <text:span text:style-name="T48">du site.</text:span></text:p>
      <text:p text:style-name="Text_20_body"/>
      <text:p text:style-name="P72">Avez-vous une idée d’arborescence pour votre futur site (onglets, sous-onglets, organisation...) ?</text:p>
      <text:p text:style-name="Text_20_body"/>
      <text:p text:style-name="P58">Quels types de contenu sera sur votre futur site web ?</text:p>
      <text:p text:style-name="P49">[ <text:s/>] <text:span text:style-name="T76">Textes</text:span></text:p>
      <text:p text:style-name="P49">[ <text:s/>] <text:span text:style-name="T76">Photos</text:span></text:p>
      <text:p text:style-name="P73">[ <text:s/>] Audio</text:p>
      <text:p text:style-name="P73">[ <text:s/>] Vidéo</text:p>
      <text:p text:style-name="P49">[ <text:s/>] <text:span text:style-name="T76">Autres : …………………………………………………………………………</text:span></text:p>
      <text:p text:style-name="P58"/>
      <text:p text:style-name="Text_20_body">Quelles informations souhaitez-vous mettre en avant ?</text:p>
      <text:p text:style-name="Text_20_body"/>
      <text:p text:style-name="P75">Quel contenu voulez-vous apporter à votre public ?</text:p>
      <text:p text:style-name="P75"/>
      <text:p text:style-name="P75"/>
      <text:p text:style-name="Text_20_body">Si vous disposez déjà d’un site, quels sont les informations que vous souhaitez reprendre ?</text:p>
      <text:p text:style-name="Text_20_body"/>
      <text:p text:style-name="P59">Avez-vous du contenu venant de vos partenaires dont vous voulez vous inspirer (avec leur consentement) ? Si oui, pouvez-vous en donner les sources ?</text:p>
      <text:p text:style-name="P59"/>
      <text:p text:style-name="Text_20_body">Quelle image voulez-vous véhiculer, quelles valeurs transmettre ?<text:line-break/><text:span text:style-name="T96">Exemple</text:span><text:span text:style-name="T97">s</text:span><text:span text:style-name="T96"> : prix bas contre positionnement haut de gamme, expertise, sympathie, écoute du client, dynamisme, sérieux, </text:span><text:span text:style-name="T98">confiance, expertise, rêve, proximité</text:span><text:span text:style-name="T96">…</text:span></text:p>
      <text:p text:style-name="P76"/>
      <text:p text:style-name="P76"><text:span text:style-name="T99">Sous quelle forme voulez-vous écrire votre contenu ? </text:span><text:span text:style-name="T12">comptes rendus, synthèses,</text:span></text:p>
      <text:p text:style-name="P29">reportages, portraits…</text:p>
      <text:p text:style-name="P76"/>
      <text:p text:style-name="P77">Quel ton <text:span text:style-name="T100">(ou style) rédactionnel </text:span>voulez-vous adopter ? <text:span text:style-name="T12">didactique, promotionnel, personnel , </text:span><text:span text:style-name="T3">sérieux, humoristique, décalé, direct, </text:span><text:span text:style-name="T8">informel, neutre, solennel</text:span><text:span text:style-name="T3">…</text:span></text:p>
      <text:p text:style-name="P51"/>
      <text:p text:style-name="P52">Quel niveau de langage voulez-vous utiliser ? Lequel semble-t-il le plus adapté à votre public ?</text:p>
      <text:p text:style-name="P50">[ <text:s/>] Familier</text:p>
      <text:p text:style-name="P50">[ <text:s/>] Courant</text:p>
      <text:p text:style-name="P50">[ <text:s/>] Sou<text:span text:style-name="T71">tenu</text:span></text:p>
      <text:p text:style-name="Text_20_body"/>
      <text:p text:style-name="Text_20_body">Souhaitez-vous parler de la société « Société Y », de l’ensemble de la société « nous » ou <text:soft-page-break/>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Avez-vous recueillis des témoignages clients que vous souhaiteriez mettre en avant ?</text:p>
      <text:p text:style-name="Text_20_body"/>
      <text:p text:style-name="P37">Dans quelles langues voulez-vous afficher votre site ?<text:line-break/>FR ? EN ? Autres ?</text:p>
      <text:h text:style-name="P94" text:outline-level="2"><text:span text:style-name="T27">5</text:span><text:span text:style-name="T26">. La stratégie de </text:span><text:span text:style-name="T27">référencement et de </text:span><text:span text:style-name="T26">communication</text:span></text:h>
      <text:h text:style-name="P101" text:outline-level="2"><text:span text:style-name="T38">Cette partie </text:span><text:span text:style-name="T39">complète la partie précédente sur l’écriture du contenu et porte la réflexion sur le SEM du site.</text:span></text:h>
      <text:h text:style-name="P102" text:outline-level="2"/>
      <text:h text:style-name="P115" text:outline-level="2"><text:span text:style-name="T27">Q</text:span><text:span text:style-name="T25">uel est votre discours commercial ? Votre pitch ?</text:span></text:h>
      <text:h text:style-name="P103" text:outline-level="2"/>
      <text:h text:style-name="P105" text:outline-level="2">Avez-vous, vous ou votre cible, un vocabulaire spécialisé ? Ou des mots-clefs que vous voulez intégrer <text:span text:style-name="T68">ou éviter</text:span> ?</text:h>
      <text:h text:style-name="P105" text:outline-level="2"/>
      <text:h text:style-name="P105" text:outline-level="2"/>
      <text:h text:style-name="P105" text:outline-level="2"/>
      <text:h text:style-name="P116" text:outline-level="2"><text:span text:style-name="T27">Q</text:span><text:span text:style-name="T25">uel nom de domaine voulez-vous utiliser ? </text:span><text:span text:style-name="T33">Compléter en conseillant un NDD plus adéquat si besoin ou en proposant des NDD complémentaires. </text:span><text:span text:style-name="T34">Préciser aussi l’importance de la propriété de ce nom (comparaison à une marque). </text:span><text:span text:style-name="T33">Si possible, vérifier les disponibilités en direct.</text:span></text:h>
      <text:h text:style-name="P106" text:outline-level="2"/>
      <text:h text:style-name="P117" text:outline-level="2"><text:span text:style-name="T27">Q</text:span><text:span text:style-name="T25">uels sont, selon vous, les expressions-clefs que votre cible utilise pour vos trouver ?</text:span></text:h>
      <text:h text:style-name="P107" text:outline-level="2"/>
      <text:h text:style-name="P118" text:outline-level="2"><text:span text:style-name="T25">Avez-vous déjà mis en place un outil de tracking des statistiques pour votre site précédent ? </text:span><text:span text:style-name="T33">Ex. Google Analytics, </text:span><text:span text:style-name="T40">Matomo (ex</text:span><text:span text:style-name="T33"> Piwik Analytic</text:span><text:span text:style-name="T40">s)</text:span><text:span text:style-name="T33">, </text:span><text:span text:style-name="T36">Google ou Bing Webmaster Too</text:span><text:span text:style-name="T37">ls.</text:span></text:h>
      <text:h text:style-name="P107" text:outline-level="2"/>
      <text:h text:style-name="P117" text:outline-level="2"><text:span text:style-name="T25">A </text:span><text:span text:style-name="T28">partir de vos objectifs, nous pouvons mettre en place un outil de tracking pour le trafic de votre site et nous pouvons obtenir les résultats sur les indicateurs (</text:span><text:span text:style-name="T35">KPI</text:span><text:span text:style-name="T28">) suivants … Pensez-vous qu’ils soient pertinents ? <text:s text:c="16"/></text:span><text:span text:style-name="T32">[ <text:s/>] Oui <text:s text:c="14"/>[ <text:s/>] Non</text:span></text:h>
      <text:h text:style-name="P108" text:outline-level="2"/>
      <text:h text:style-name="P109" text:outline-level="2">Avez-vous déjà une page <text:span text:style-name="T79">d’entreprise sur l’un de ces</text:span> réseau<text:span text:style-name="T79">x</text:span> socia<text:span text:style-name="T79">ux</text:span> ?</text:h>
      <text:h text:style-name="P110" text:outline-level="2">[ <text:s/>]<text:span text:style-name="T80"> </text:span>Facebook</text:h>
      <text:h text:style-name="P110" text:outline-level="2">[ <text:s/>]<text:span text:style-name="T80"> </text:span>Twitter</text:h>
      <text:h text:style-name="P111" text:outline-level="2">[ <text:s/>]<text:span text:style-name="T80"> </text:span>Youtube</text:h>
      <text:h text:style-name="P111" text:outline-level="2">[ <text:s/>]<text:span text:style-name="T80"> </text:span>Google <text:span text:style-name="T103">My Business</text:span></text:h>
      <text:h text:style-name="P110" text:outline-level="2">[ <text:s/>] Instagram<text:span text:style-name="T80"> </text:span></text:h>
      <text:h text:style-name="P110" text:outline-level="2">[ <text:s/>] Pinterest</text:h>
      <text:h text:style-name="P112" text:outline-level="2">[ <text:s/>] <text:span text:style-name="T76">Autres : …………………………………………………………………………</text:span></text:h>
      <text:h text:style-name="P109" text:outline-level="2"/>
      <text:h text:style-name="P113" text:outline-level="2">Avez-vous une personne en charge de la mise à jour du contenu sur le site et les réseaux sociaux ?<text:line-break/>Si oui, qui ? <text:span text:style-name="T10">N’hésitez pas à placer ses informations</text:span><text:span text:style-name="T3"> </text:span><text:span text:style-name="T10">d</text:span><text:span text:style-name="T3">e contact<text:line-break/></text:span><text:span text:style-name="T69">Si non, voulez-vous mettre en place une communication sur le web ?</text:span></text:h>
      <text:h text:style-name="P104" text:outline-level="2"/>
      <text:h text:style-name="P114" text:outline-level="2"><text:span text:style-name="T69">Voulez-v</text:span><text:span text:style-name="T70">ous</text:span><text:span text:style-name="T69"> inclure une campagne de publicité sur le web pour créer une audience ?</text:span></text:h>
      <text:h text:style-name="P96" text:outline-level="2"><text:span text:style-name="T50">6. </text:span>Les contraintes techniques</text:h>
      <text:p text:style-name="P26">Cette partie permet de définir les contraintes liés à l’hébergement, les technologies / API à intégrer et la sécurité.</text:p>
      <text:p text:style-name="P8"><text:span text:style-name="T17"><text:line-break/></text:span>Avez-vous déjà souscris à une offre d'hébergement ? Un hébergeur préféré ? Avez-vous déjà acheté votre <text:span text:style-name="T51">ou vos</text:span> nom<text:span text:style-name="T51">s</text:span> de domaine <text:span text:style-name="T18">ou </text:span>vérifié <text:span text:style-name="T18">sa (leurs)</text:span> disponibilité<text:span text:style-name="T51">(s)</text:span> ?</text:p>
      <text:p text:style-name="P8"/>
      <text:p text:style-name="P5">Voulez-vous intégrer des services spécifiques à votre métier ? Ou liés à une application en particulier (réseau social, boutique extérieure, etc.) ?</text:p>
      <text:p text:style-name="P4"/>
      <text:p text:style-name="P6">Voulez-vous lier votre site web à un Intranet ou une application interne ?</text:p>
      <text:p text:style-name="P5"/>
      <text:p text:style-name="P7">Avez-vous des particularités liés à la sécurité de vos informations ?</text:p>
      <text:p text:style-name="P8"/>
      <text:p text:style-name="P4">Savez-vous si quelqu’un sera en charge de la mise à jour du site ?<text:line-break/>Est-ce une personne ayant des compétences en informatique ?</text:p>
      <text:p text:style-name="P4"/>
      <text:p text:style-name="P86"/>
      <text:p text:style-name="P87"><text:span text:style-name="T73">Avez-vous ou pouvez-vous créer un compte sur ces services suivants </text:span>?</text:p>
      <text:p text:style-name="P90">Nous aurons besoin des accès à ces services par la suite afin de mettre en place votre site.</text:p>
      <text:p text:style-name="P88"><text:span text:style-name="T73">[ <text:s/>]</text:span> Google</text:p>
      <text:p text:style-name="P88"><text:span text:style-name="T73">[ <text:s/>]</text:span> Hébergeur (OVH, Amen, O2Switch...) + FTP</text:p>
      <text:p text:style-name="P88"><text:span text:style-name="T73">[ <text:s/>]</text:span> Stripe <text:span text:style-name="T77">(pour un site e-commerce)</text:span></text:p>
      <text:p text:style-name="P89"><text:span text:style-name="T73">[ <text:s/>]</text:span> Wordpress.com <text:span text:style-name="T77">(pour un site avec le CMS Wordpress)</text:span></text:p>
      <text:p text:style-name="P91"><text:span text:style-name="T73">[ <text:s/>]</text:span> Git (<text:span text:style-name="T78">par exemple, </text:span>Bitbucket –<text:span text:style-name="T78"> pour une application spécifique</text:span>)</text:p>
      <text:h text:style-name="P96" text:outline-level="2"><text:span text:style-name="T47">7. </text:span>Les besoins en fonctionnalités</text:h>
      <text:p text:style-name="P27"/>
      <text:p text:style-name="Text_20_body">Quels fonctio<text:span text:style-name="T24">nnalités souhaiteriez mettre en plac</text:span>e ?</text:p>
      <text:p text:style-name="P24"><text:span text:style-name="T55">[ <text:s/>]</text:span> <text:span text:style-name="T54">Application d’analyse du trafic (avec un Bandeau cookies)</text:span></text:p>
      <text:p text:style-name="P14">[ <text:s/>] <text:span text:style-name="T82">Animation avancée dans le design (en entête, par exemple)</text:span></text:p>
      <text:p text:style-name="P21">[ <text:s/>] Portfolio</text:p>
      <text:p text:style-name="P9"><text:span text:style-name="T55">[ <text:s/>]</text:span> F<text:span text:style-name="T19">ormulaire de</text:span> contact</text:p>
      <text:p text:style-name="P10">[ <text:s/>] Adresses e-mail</text:p>
      <text:p text:style-name="P9"><text:span text:style-name="T55">[ <text:s/>] D</text:span>evis en ligne <text:span text:style-name="T45">(Formulaire)</text:span></text:p>
      <text:p text:style-name="P22">[ <text:s/>] Accès réservé, Inscription et connexion en ligne</text:p>
      <text:p text:style-name="P15">[ <text:s/>] Boutique e-commerce ou catalogue de produits</text:p>
      <text:p text:style-name="P15">[ <text:s/>] <text:span text:style-name="T84">Système de Livraison avancée</text:span></text:p>
      <text:p text:style-name="P10">[ <text:s/>] <text:span text:style-name="T83">Barre de r</text:span>echerche <text:span text:style-name="T83">interne</text:span></text:p>
      <text:p text:style-name="P9"><text:span text:style-name="T55">[ <text:s/>] N</text:span>ewsletter <text:span text:style-name="T46">(bloc d’inscription à une Newsletter, collecte d’e-mails) ou campagne d’Emailing</text:span></text:p>
      <text:p text:style-name="P10">[ <text:s/>] Agenda et/ou gestion d’événements</text:p>
      <text:p text:style-name="P14">[ <text:s/>] Blog /<text:span text:style-name="T82"> A</text:span>ctualités</text:p>
      <text:p text:style-name="P14">[ <text:s/>] Forum</text:p>
      <text:p text:style-name="P10">[ <text:s/>] Partage de contenu sur les réseaux sociaux (modules de partages pour l’internaute)</text:p>
      <text:p text:style-name="P10">[ <text:s/>] Foire aux questions (liste de questions-réponses, classées ou non par catégories, selon la quantité)</text:p>
      <text:p text:style-name="P11">[ <text:s/>] Carte des implantations (présentation des magasins sous forme de carte)</text:p>
      <text:p text:style-name="P3"><text:span text:style-name="T55">[ <text:s/>] T</text:span>éléchargement de documents</text:p>
      <text:p text:style-name="P12">[ <text:s/>] Livre d'or</text:p>
      <text:p text:style-name="P12">[ <text:s/>] Réservations en ligne</text:p>
      <text:p text:style-name="P13">Autre<text:span text:style-name="T20">s</text:span> :</text:p>
      <text:p text:style-name="P11"/>
      <text:p text:style-name="P23">Quelles autres <text:span text:style-name="T81">produits</text:span> avez-vous besoin ?</text:p>
      <text:p text:style-name="P11">[ <text:s/>] Reportage Photo</text:p>
      <text:p text:style-name="P10">[ <text:s/>] Reportage Vidéo</text:p>
      <text:p text:style-name="P10">[ <text:s/>] Kit de communication digitale</text:p>
      <text:p text:style-name="P10">[ <text:s/>] Kit de communication physique ( = print)</text:p>
      <text:p text:style-name="P3"/>
      <text:p text:style-name="P2"/>
      <text:h text:style-name="P99" text:outline-level="3">Formulaire de contact &amp; Adresses e-mails</text:h>
      <text:p text:style-name="P2">Adresse de destination du formulaire :</text:p>
      <text:p text:style-name="P2">Nom des adresses e-mails à créer :</text:p>
      <table:table table:name="Tableau1" table:style-name="Tableau1">
        <table:table-column table:style-name="Tableau1.A"/>
        <table:table-column table:style-name="Tableau1.B"/>
        <table:table-row table:style-name="TableLine3005288453984">
          <table:table-cell table:style-name="Tableau1.A1" office:value-type="string">
            <text:p text:style-name="P78">Adresse personnal<text:span text:style-name="T72">is</text:span>ée à créer</text:p>
          </table:table-cell>
          <table:table-cell table:style-name="Tableau1.B1" office:value-type="string">
            <text:p text:style-name="P78">Adresse ou Poste de destination</text:p>
          </table:table-cell>
        </table:table-row>
        <table:table-row table:style-name="TableLine3005288448544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59152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56160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50176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61600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4772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56432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58336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5860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3005288460784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</table:table>
      <text:p text:style-name="P3"/>
      <text:h text:style-name="P97" text:outline-level="3">Boutique e-commerce</text:h>
      <text:p text:style-name="P3">Avez-vous écrit vos C<text:span text:style-name="T21">onditions Générales de Ventes (CGV) ?</text:span></text:p>
      <text:p text:style-name="P3"/>
      <text:p text:style-name="P3">Que voulez-<text:span text:style-name="T22">v</text:span>ous vendre? Y'a-t'il une <text:span text:style-name="T23">législation</text:span> spécifique ?</text:p>
      <text:p text:style-name="P3"/>
      <text:p text:style-name="P3">Avez-vous vos fiches produit sous forme numériques ?</text:p>
      <text:p text:style-name="P3"/>
      <text:p text:style-name="P3">Quelle arborescence voulez-vous ?</text:p>
      <text:p text:style-name="P3"/>
      <text:p text:style-name="P3">Quel mode de paiement voulez-vous mettre en place ? Avez-vous déjà vu votre banque pour cela ?</text:p>
      <text:p text:style-name="P3"/>
      <text:p text:style-name="P19">Avez-vous déjà réfléchi à une gestion logistique et à la livraison ?</text:p>
      <text:p text:style-name="P3"/>
      <text:p text:style-name="P20">Avez-vous réfléchi au mode de transport ? Savez-vous par quelle société de transport ?</text:p>
      <text:p text:style-name="P3"/>
      <text:p text:style-name="P1">Avez-vous vérifié la faisabilité/rentabilité de votre projet 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ooper Hewitt" fo:font-family="'Cooper Hewitt'" style:font-family-generic="roman" style:font-pitch="variable" fo:font-size="12pt" style:font-size-asian="12pt"/>
    </style:style>
    <style:style style:name="Pa0" style:family="paragraph" style:parent-style-name="Default" style:default-outline-level="">
      <style:paragraph-properties style:line-height-at-least="0.425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10" style:family="text">
      <style:text-properties fo:color="#000000" loext:opacity="100%" style:font-name="Cooper Hewitt" fo:font-family="'Cooper Hewitt'" style:font-family-generic="roman" style:font-pitch="variable" fo:font-size="9pt" fo:font-weight="bold" style:font-size-asian="9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17T16:42:00</meta:creation-date>
    <meta:editing-duration>PT13H49M36S</meta:editing-duration>
    <meta:editing-cycles>291</meta:editing-cycles>
    <meta:generator>LibreOffice/7.1.3.2$Windows_X86_64 LibreOffice_project/47f78053abe362b9384784d31a6e56f8511eb1c1</meta:generator>
    <dc:date>2021-06-28T21:04:14.400000000</dc:date>
    <meta:document-statistic meta:table-count="2" meta:image-count="0" meta:object-count="0" meta:page-count="17" meta:paragraph-count="260" meta:word-count="2657" meta:character-count="16726" meta:non-whitespace-character-count="13315"/>
    <meta:user-defined meta:name="Info 1"/>
    <meta:user-defined meta:name="Info 2"/>
    <meta:user-defined meta:name="Info 3"/>
    <meta:user-defined meta:name="Info 4"/>
  </office:meta>
</office:document-meta>
</file>